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none" fo:border-left="none" fo:border-right="0.002cm solid #000000" fo:border-top="0.002cm solid #000000"/>
    </style:style>
    <style:style style:name="ce5" style:family="table-cell" style:parent-style-name="Default">
      <style:table-cell-properties fo:border-bottom="0.035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 style:data-style-name="N2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2">
      <style:table-cell-properties fo:border-bottom="none" fo:border-left="0.002cm solid #000000" fo:border-right="0.002cm solid #000000" fo:border-top="0.002cm solid #000000"/>
    </style:style>
    <style:style style:name="ce10" style:family="table-cell" style:parent-style-name="Default" style:data-style-name="N2">
      <style:table-cell-properties fo:background-color="#66ff66"/>
    </style:style>
    <style:style style:name="ce11" style:family="table-cell" style:parent-style-name="Default">
      <style:table-cell-properties fo:border-bottom="0.035cm solid #000000" fo:border-left="0.002cm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13" style:family="table-cell" style:parent-style-name="Default" style:data-style-name="N2">
      <style:table-cell-properties fo:border-bottom="none" fo:border-left="0.002cm solid #000000" fo:border-right="none" fo:border-top="0.002cm solid #000000"/>
    </style:style>
    <style:style style:name="ce14" style:family="table-cell" style:parent-style-name="Default" style:data-style-name="N2">
      <style:table-cell-properties fo:background-color="#00ff66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2" table:default-cell-style-name="ce8"/>
        <table:table-column table:style-name="co3" table:default-cell-style-name="ce12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6"/>
        <table:table-column table:style-name="co4" table:default-cell-style-name="ce8"/>
        <table:table-column table:style-name="co5" table:default-cell-style-name="ce12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RESNET-18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RESNET-34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>
            <text:p>FOLD</text:p>
          </table:table-cell>
          <table:table-cell table:style-name="ce5" office:value-type="string">
            <text:p>TRIAL</text:p>
          </table:table-cell>
          <table:table-cell table:style-name="ce5" office:value-type="string">
            <text:p>best_val_loss</text:p>
          </table:table-cell>
          <table:table-cell table:style-name="ce11" office:value-type="string">
            <text:p>test_loss</text:p>
          </table:table-cell>
          <table:table-cell table:number-columns-repeated="2"/>
          <table:table-cell table:style-name="ce2" office:value-type="string">
            <text:p>FOLD</text:p>
          </table:table-cell>
          <table:table-cell table:style-name="ce5" office:value-type="string">
            <text:p>TRIAL</text:p>
          </table:table-cell>
          <table:table-cell table:style-name="ce5" office:value-type="string">
            <text:p>best_val_loss</text:p>
          </table:table-cell>
          <table:table-cell table:style-name="ce11" office:value-type="string">
            <text:p>test_loss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9.4198">
            <text:p>9,42</text:p>
          </table:table-cell>
          <table:table-cell office:value-type="float" office:value="8.8371">
            <text:p>8,84</text:p>
          </table:table-cell>
          <table:table-cell table:formula="of:=SUM([.E4:.E8])/5" office:value-type="float" office:value="10.19338">
            <text:p>10,1933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6.8914">
            <text:p>6,89</text:p>
          </table:table-cell>
          <table:table-cell office:value-type="float" office:value="11.171">
            <text:p>11,17</text:p>
          </table:table-cell>
          <table:table-cell table:formula="of:=SUM([.K4:.K8])/5" office:value-type="float" office:value="11.31658">
            <text:p>11,31658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7.9046">
            <text:p>7,90</text:p>
          </table:table-cell>
          <table:table-cell office:value-type="float" office:value="13.89">
            <text:p>13,89</text:p>
          </table:table-cell>
          <table:table-cell table:formula="of:=SUM([.D4:.D8])/5" office:value-type="float" office:value="8.42156">
            <text:p>8,4215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.6646">
            <text:p>7,66</text:p>
          </table:table-cell>
          <table:table-cell office:value-type="float" office:value="13.016">
            <text:p>13,02</text:p>
          </table:table-cell>
          <table:table-cell table:formula="of:=SUM([.J4:.J8])/5" office:value-type="float" office:value="8.50026">
            <text:p>8,50026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.2704">
            <text:p>9,27</text:p>
          </table:table-cell>
          <table:table-cell office:value-type="float" office:value="13.091">
            <text:p>13,0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0.929">
            <text:p>10,93</text:p>
          </table:table-cell>
          <table:table-cell office:value-type="float" office:value="7.9049">
            <text:p>7,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3389">
            <text:p>8,34</text:p>
          </table:table-cell>
          <table:table-cell office:value-type="float" office:value="7.7279">
            <text:p>7,7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.4348">
            <text:p>9,43</text:p>
          </table:table-cell>
          <table:table-cell office:value-type="float" office:value="11.977">
            <text:p>11,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7.1741">
            <text:p>7,17</text:p>
          </table:table-cell>
          <table:table-cell office:value-type="float" office:value="7.4209">
            <text:p>7,4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7.5815">
            <text:p>7,58</text:p>
          </table:table-cell>
          <table:table-cell office:value-type="float" office:value="12.514">
            <text:p>12,51</text:p>
          </table:table-cell>
          <table:table-cell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6.3727">
            <text:p>6,37</text:p>
          </table:table-cell>
          <table:table-cell table:style-name="ce13" office:value-type="float" office:value="8.8502">
            <text:p>8,85</text:p>
          </table:table-cell>
          <table:table-cell table:formula="of:=SUM([.E9:.E13])/5" office:value-type="float" office:value="10.04318">
            <text:p>10,04318</text:p>
          </table:table-cell>
          <table:table-cell/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5.3659">
            <text:p>5,37</text:p>
          </table:table-cell>
          <table:table-cell table:style-name="ce13" office:value-type="float" office:value="8.9944">
            <text:p>8,99</text:p>
          </table:table-cell>
          <table:table-cell table:formula="of:=SUM([.K9:.K13])/5" office:value-type="float" office:value="9.71674">
            <text:p>9,71674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6.2845">
            <text:p>6,28</text:p>
          </table:table-cell>
          <table:table-cell office:value-type="float" office:value="9.4697">
            <text:p>9,47</text:p>
          </table:table-cell>
          <table:table-cell table:formula="of:=SUM([.D9:.D13])/5" office:value-type="float" office:value="6.54196">
            <text:p>6,5419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.6943">
            <text:p>7,69</text:p>
          </table:table-cell>
          <table:table-cell office:value-type="float" office:value="7.4257">
            <text:p>7,43</text:p>
          </table:table-cell>
          <table:table-cell table:formula="of:=SUM([.J9:.J13])/5" office:value-type="float" office:value="7.07636">
            <text:p>7,07636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7.4925">
            <text:p>7,49</text:p>
          </table:table-cell>
          <table:table-cell office:value-type="float" office:value="10.117">
            <text:p>10,1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.9214">
            <text:p>6,92</text:p>
          </table:table-cell>
          <table:table-cell office:value-type="float" office:value="11.679">
            <text:p>11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.8372">
            <text:p>4,84</text:p>
          </table:table-cell>
          <table:table-cell office:value-type="float" office:value="11.325">
            <text:p>11,3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.0099">
            <text:p>8,01</text:p>
          </table:table-cell>
          <table:table-cell office:value-type="float" office:value="9.8776">
            <text:p>9,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7.7229">
            <text:p>7,72</text:p>
          </table:table-cell>
          <table:table-cell office:value-type="float" office:value="10.454">
            <text:p>10,4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7.3903">
            <text:p>7,39</text:p>
          </table:table-cell>
          <table:table-cell office:value-type="float" office:value="10.607">
            <text:p>10,61</text:p>
          </table:table-cell>
          <table:table-cell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4.9744">
            <text:p>4,97</text:p>
          </table:table-cell>
          <table:table-cell table:style-name="ce13" office:value-type="float" office:value="8.3664">
            <text:p>8,37</text:p>
          </table:table-cell>
          <table:table-cell table:formula="of:=SUM([.E14:.E18])/5" office:value-type="float" office:value="8.58958">
            <text:p>8,58958</text:p>
          </table:table-cell>
          <table:table-cell/>
          <table:table-cell table:style-name="ce4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5.2903">
            <text:p>5,29</text:p>
          </table:table-cell>
          <table:table-cell table:style-name="ce13" office:value-type="float" office:value="10.402">
            <text:p>10,40</text:p>
          </table:table-cell>
          <table:table-cell table:formula="of:=SUM([.K14:.K18])/5" office:value-type="float" office:value="10.02314">
            <text:p>10,02314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5.1698">
            <text:p>5,17</text:p>
          </table:table-cell>
          <table:table-cell office:value-type="float" office:value="9.6702">
            <text:p>9,67</text:p>
          </table:table-cell>
          <table:table-cell table:formula="of:=SUM([.D14:.D18])/5" office:value-type="float" office:value="5.50606">
            <text:p>5,5060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.0791">
            <text:p>6,08</text:p>
          </table:table-cell>
          <table:table-cell office:value-type="float" office:value="7.0113">
            <text:p>7,01</text:p>
          </table:table-cell>
          <table:table-cell table:formula="of:=SUM([.J14:.J18])/5" office:value-type="float" office:value="6.1194">
            <text:p>6,119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.3358">
            <text:p>6,34</text:p>
          </table:table-cell>
          <table:table-cell office:value-type="float" office:value="7.2143">
            <text:p>7,2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9244">
            <text:p>5,92</text:p>
          </table:table-cell>
          <table:table-cell office:value-type="float" office:value="10.276">
            <text:p>10,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0752">
            <text:p>5,08</text:p>
          </table:table-cell>
          <table:table-cell office:value-type="float" office:value="9.1982">
            <text:p>9,2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6.167">
            <text:p>6,17</text:p>
          </table:table-cell>
          <table:table-cell office:value-type="float" office:value="14.373">
            <text:p>14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5.9751">
            <text:p>5,98</text:p>
          </table:table-cell>
          <table:table-cell office:value-type="float" office:value="8.4988">
            <text:p>8,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7.1362">
            <text:p>7,14</text:p>
          </table:table-cell>
          <table:table-cell office:value-type="float" office:value="8.0534">
            <text:p>8,05</text:p>
          </table:table-cell>
          <table:table-cell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9.2452">
            <text:p>9,25</text:p>
          </table:table-cell>
          <table:table-cell table:style-name="ce13" office:value-type="float" office:value="15.095">
            <text:p>15,10</text:p>
          </table:table-cell>
          <table:table-cell table:formula="of:=SUM([.E19:.E23])/5" office:value-type="float" office:value="17.8892">
            <text:p>17,8892</text:p>
          </table:table-cell>
          <table:table-cell/>
          <table:table-cell table:style-name="ce4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7.2951">
            <text:p>7,30</text:p>
          </table:table-cell>
          <table:table-cell table:style-name="ce13" office:value-type="float" office:value="19.946">
            <text:p>19,95</text:p>
          </table:table-cell>
          <table:table-cell table:formula="of:=SUM([.K19:.K23])/5" office:value-type="float" office:value="18.2568">
            <text:p>18,2568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4.879">
            <text:p>14,88</text:p>
          </table:table-cell>
          <table:table-cell office:value-type="float" office:value="18.099">
            <text:p>18,10</text:p>
          </table:table-cell>
          <table:table-cell table:formula="of:=SUM([.D19:.D23])/5" office:value-type="float" office:value="12.9772">
            <text:p>12,977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1.132">
            <text:p>11,13</text:p>
          </table:table-cell>
          <table:table-cell office:value-type="float" office:value="16.677">
            <text:p>16,68</text:p>
          </table:table-cell>
          <table:table-cell table:formula="of:=SUM([.J19:.J23])/5" office:value-type="float" office:value="10.05654">
            <text:p>10,0565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8.8238">
            <text:p>8,82</text:p>
          </table:table-cell>
          <table:table-cell office:value-type="float" office:value="20.221">
            <text:p>20,2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.9546">
            <text:p>9,95</text:p>
          </table:table-cell>
          <table:table-cell office:value-type="float" office:value="20.795">
            <text:p>2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339">
            <text:p>19,34</text:p>
          </table:table-cell>
          <table:table-cell office:value-type="float" office:value="15.938">
            <text:p>15,9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.172">
            <text:p>12,17</text:p>
          </table:table-cell>
          <table:table-cell office:value-type="float" office:value="17.241">
            <text:p>17,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2.599">
            <text:p>12,60</text:p>
          </table:table-cell>
          <table:table-cell office:value-type="float" office:value="20.093">
            <text:p>20,09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9.729">
            <text:p>9,73</text:p>
          </table:table-cell>
          <table:table-cell office:value-type="float" office:value="16.625">
            <text:p>16,63</text:p>
          </table:table-cell>
          <table:table-cell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15.549">
            <text:p>15,55</text:p>
          </table:table-cell>
          <table:table-cell table:style-name="ce13" office:value-type="float" office:value="5.2515">
            <text:p>5,25</text:p>
          </table:table-cell>
          <table:table-cell table:formula="of:=SUM([.E24:.E28])/5" office:value-type="float" office:value="7.19686">
            <text:p>7,19686</text:p>
          </table:table-cell>
          <table:table-cell/>
          <table:table-cell table:style-name="ce4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17.437">
            <text:p>17,44</text:p>
          </table:table-cell>
          <table:table-cell table:style-name="ce13" office:value-type="float" office:value="7.1455">
            <text:p>7,15</text:p>
          </table:table-cell>
          <table:table-cell table:formula="of:=SUM([.K24:.K28])/5" office:value-type="float" office:value="6.3565">
            <text:p>6,356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4.926">
            <text:p>14,93</text:p>
          </table:table-cell>
          <table:table-cell office:value-type="float" office:value="8.0264">
            <text:p>8,03</text:p>
          </table:table-cell>
          <table:table-cell table:formula="of:=SUM([.D24:.D28])/5" office:value-type="float" office:value="13.599">
            <text:p>13,59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0.591">
            <text:p>10,59</text:p>
          </table:table-cell>
          <table:table-cell office:value-type="float" office:value="5.0748">
            <text:p>5,07</text:p>
          </table:table-cell>
          <table:table-cell table:formula="of:=SUM([.J24:.J28])/5" office:value-type="float" office:value="13.69">
            <text:p>13,69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2.993">
            <text:p>12,99</text:p>
          </table:table-cell>
          <table:table-cell office:value-type="float" office:value="7.9934">
            <text:p>7,9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.971">
            <text:p>15,97</text:p>
          </table:table-cell>
          <table:table-cell office:value-type="float" office:value="8.7694">
            <text:p>8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874">
            <text:p>10,87</text:p>
          </table:table-cell>
          <table:table-cell office:value-type="float" office:value="6.7428">
            <text:p>6,7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.436">
            <text:p>12,44</text:p>
          </table:table-cell>
          <table:table-cell office:value-type="float" office:value="4.5024">
            <text:p>4,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3.653">
            <text:p>13,65</text:p>
          </table:table-cell>
          <table:table-cell office:value-type="float" office:value="7.9702">
            <text:p>7,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2.015">
            <text:p>12,02</text:p>
          </table:table-cell>
          <table:table-cell office:value-type="float" office:value="6.2904">
            <text:p>6,29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10" table:formula="of:=SUM([.D4:.D28])/25" office:value-type="float" office:value="9.409156">
            <text:p>9,41</text:p>
          </table:table-cell>
          <table:table-cell table:style-name="ce10" table:formula="of:=SUM([.E4:.E28])/25" office:value-type="float" office:value="10.78244">
            <text:p>10,78</text:p>
          </table:table-cell>
          <table:table-cell table:number-columns-repeated="2"/>
          <table:table-cell table:style-name="Default" table:number-columns-repeated="2"/>
          <table:table-cell table:style-name="ce14" table:formula="of:=SUM([.J4:.J28])/25" office:value-type="float" office:value="9.088512">
            <text:p>9,09</text:p>
          </table:table-cell>
          <table:table-cell table:style-name="ce14" table:formula="of:=SUM([.K4:.K28])/25" office:value-type="float" office:value="11.133952">
            <text:p>11,13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30">30/05/2023</text:date>, <text:time>14:37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Ramos Calderón</meta:initial-creator>
    <meta:creation-date>2023-05-30T12:03:35.49</meta:creation-date>
    <dc:date>2023-05-30T14:37:48.24</dc:date>
    <dc:creator>Manuel Ramos Calderón</dc:creator>
    <meta:editing-duration>PT2H3M19S</meta:editing-duration>
    <meta:editing-cycles>3</meta:editing-cycles>
    <meta:generator>OpenOffice/4.1.14$Win32 OpenOffice.org_project/4114m1$Build-9811</meta:generator>
    <meta:document-statistic meta:table-count="3" meta:cell-count="194" meta:object-count="0"/>
  </office:meta>
</office:document-meta>
</file>